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504cm" table:align="left"/>
    </style:style>
    <style:style style:name="Table1.A" style:family="table-column">
      <style:table-column-properties style:column-width="3.891cm"/>
    </style:style>
    <style:style style:name="Table1.B" style:family="table-column">
      <style:table-column-properties style:column-width="5.61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13"/>
    <style:style style:name="P2" style:family="paragraph" style:parent-style-name="Preformatted_20_Text" style:list-style-name="L13">
      <style:paragraph-properties style:writing-mode="lr-tb"/>
    </style:style>
    <style:style style:name="P3" style:family="paragraph" style:parent-style-name="Preformatted_20_Text" style:list-style-name="L13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13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17"/>
    <style:style style:name="P9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 style:list-style-name="L18"/>
    <style:style style:name="P11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ode Review Best Practices for Java</text:span></text:h>
      <text:p text:style-name="Horizontal_20_Line"/>
      <text:h text:style-name="Heading_20_3" text:outline-level="3">✅ 1️⃣ <text:span text:style-name="Strong_20_Emphasis">Code Readability</text:span></text:h>
      <text:list text:style-name="L13">
        <text:list-item>
          <text:p text:style-name="P24">Code should be <text:span text:style-name="Strong_20_Emphasis">clean, simple, and easy to understand</text:span>.</text:p>
        </text:list-item>
        <text:list-item>
          <text:p text:style-name="P24">Naming should be <text:span text:style-name="Strong_20_Emphasis">clear and descriptive</text:span>:</text:p>
          <text:p text:style-name="P1">java</text:p>
          <text:p text:style-name="P1">CopyEdit</text:p>
          <text:p text:style-name="P4"><text:span text:style-name="Source_20_Text">// Bad</text:span></text:p>
          <text:p text:style-name="P2"><text:span text:style-name="Source_20_Text">int a = calculate(5);</text:span></text:p>
          <text:p text:style-name="P2"/>
          <text:p text:style-name="P2"><text:span text:style-name="Source_20_Text">// Good</text:span></text:p>
          <text:p text:style-name="P3"><text:span text:style-name="Source_20_Text">int discountedPrice = calculateDiscountedPrice(5);</text:span></text:p>
        </text:list-item>
        <text:list-item>
          <text:p text:style-name="P24">Avoid hardcoded values — use constants.</text:p>
        </text:list-item>
      </text:list>
      <text:p text:style-name="Horizontal_20_Line"/>
      <text:h text:style-name="Heading_20_3" text:outline-level="3">✅ 2️⃣ <text:span text:style-name="Strong_20_Emphasis">Follow Java Naming Conventions</text:span></text:h>
      <text:list text:style-name="L14">
        <text:list-item>
          <text:p text:style-name="P25">Classes: <text:span text:style-name="Source_20_Text">CamelCase</text:span> (Pascal Case).</text:p>
        </text:list-item>
        <text:list-item>
          <text:p text:style-name="P25">Methods and variables: <text:span text:style-name="Source_20_Text">camelCase</text:span>.</text:p>
        </text:list-item>
        <text:list-item>
          <text:p text:style-name="P25">Constants: <text:span text:style-name="Source_20_Text">UPPER_SNAKE_CASE</text:span>.</text:p>
        </text:list-item>
      </text:list>
      <text:p text:style-name="Horizontal_20_Line"/>
      <text:h text:style-name="Heading_20_3" text:outline-level="3">✅ 3️⃣ <text:span text:style-name="Strong_20_Emphasis">SOLID Principles</text:span></text:h>
      <text:list text:style-name="L15">
        <text:list-item>
          <text:p text:style-name="P26">Make sure the code follows <text:span text:style-name="Strong_20_Emphasis">SOLID</text:span> principles:</text:p>
          <text:list>
            <text:list-item>
              <text:p text:style-name="P26"><text:span text:style-name="Source_20_Text">S</text:span> - Single Responsibility</text:p>
            </text:list-item>
            <text:list-item>
              <text:p text:style-name="P26"><text:span text:style-name="Source_20_Text">O</text:span> - Open/Closed</text:p>
            </text:list-item>
            <text:list-item>
              <text:p text:style-name="P26"><text:span text:style-name="Source_20_Text">L</text:span> - Liskov Substitution</text:p>
            </text:list-item>
            <text:list-item>
              <text:p text:style-name="P26"><text:span text:style-name="Source_20_Text">I</text:span> - Interface Segregation</text:p>
            </text:list-item>
            <text:list-item>
              <text:p text:style-name="P26"><text:span text:style-name="Source_20_Text">D</text:span> - Dependency Inversion</text:p>
            </text:list-item>
          </text:list>
        </text:list-item>
      </text:list>
      <text:p text:style-name="Text_20_body">For example, check if a class is doing <text:span text:style-name="Strong_20_Emphasis">too much</text:span> — break it into smaller services if necessary.</text:p>
      <text:p text:style-name="Horizontal_20_Line"/>
      <text:h text:style-name="Heading_20_3" text:outline-level="3">✅ 4️⃣ <text:span text:style-name="Strong_20_Emphasis">Error Handling</text:span></text:h>
      <text:list text:style-name="L16">
        <text:list-item>
          <text:p text:style-name="P27">Validate that:</text:p>
          <text:list>
            <text:list-item>
              <text:p text:style-name="P27">Exceptions are being properly caught.</text:p>
            </text:list-item>
            <text:list-item>
              <text:p text:style-name="P27">Custom exceptions are used meaningfully.</text:p>
            </text:list-item>
            <text:list-item>
              <text:p text:style-name="P27"><text:span text:style-name="Source_20_Text">try-catch</text:span> blocks aren’t swallowing errors silently.</text:p>
            </text:list-item>
            <text:list-item>
              <text:p text:style-name="P27"><text:soft-page-break/>Logging is done in catch blocks.</text:p>
            </text:list-item>
          </text:list>
        </text:list-item>
      </text:list>
      <text:p text:style-name="Text_20_body">Example:</text:p>
      <text:p text:style-name="Preformatted_20_Text">java</text:p>
      <text:p text:style-name="Preformatted_20_Text">CopyEdit</text:p>
      <text:p text:style-name="P5"><text:span text:style-name="Source_20_Text">try {</text:span></text:p>
      <text:p text:style-name="P6"><text:span text:style-name="Source_20_Text"><text:s text:c="4"/>userService.saveUser(user);</text:span></text:p>
      <text:p text:style-name="P6"><text:span text:style-name="Source_20_Text">} catch (DataIntegrityViolationException e) {</text:span></text:p>
      <text:p text:style-name="P6"><text:span text:style-name="Source_20_Text"><text:s text:c="4"/>log.error("Error saving user", e);</text:span></text:p>
      <text:p text:style-name="P6"><text:span text:style-name="Source_20_Text"><text:s text:c="4"/>throw new UserSaveException("User could not be saved");</text:span></text:p>
      <text:p text:style-name="P7"><text:span text:style-name="Source_20_Text">}</text:span></text:p>
      <text:p text:style-name="Horizontal_20_Line"/>
      <text:h text:style-name="Heading_20_3" text:outline-level="3">✅ 5️⃣ <text:span text:style-name="Strong_20_Emphasis">Null Safety</text:span></text:h>
      <text:list text:style-name="L17">
        <text:list-item>
          <text:p text:style-name="P28">Use <text:span text:style-name="Source_20_Text">Optional</text:span> where appropriate.</text:p>
        </text:list-item>
        <text:list-item>
          <text:p text:style-name="P28">Avoid <text:span text:style-name="Source_20_Text">NullPointerException</text:span> risks.</text:p>
        </text:list-item>
        <text:list-item>
          <text:p text:style-name="P28">Prefer:</text:p>
          <text:p text:style-name="P8">java</text:p>
          <text:p text:style-name="P8">CopyEdit</text:p>
          <text:p text:style-name="P9"><text:span text:style-name="Source_20_Text">Optional.ofNullable(user).ifPresent(u -&gt; process(u));</text:span></text:p>
          <text:p text:style-name="P28">instead of raw null checks.</text:p>
        </text:list-item>
      </text:list>
      <text:p text:style-name="Horizontal_20_Line"/>
      <text:h text:style-name="Heading_20_3" text:outline-level="3">✅ 6️⃣ <text:span text:style-name="Strong_20_Emphasis">Unit Tests</text:span></text:h>
      <text:list text:style-name="L18">
        <text:list-item>
          <text:p text:style-name="P29">Code should be accompanied by meaningful <text:span text:style-name="Strong_20_Emphasis">unit tests</text:span>.</text:p>
        </text:list-item>
        <text:list-item>
          <text:p text:style-name="P29">Coverage is important, but quality is more important than %.</text:p>
        </text:list-item>
        <text:list-item>
          <text:p text:style-name="P29">Prefer:</text:p>
          <text:p text:style-name="P10">java</text:p>
          <text:p text:style-name="P10">CopyEdit</text:p>
          <text:p text:style-name="P11"><text:span text:style-name="Source_20_Text">assertEquals(expectedValue, actualValue);</text:span></text:p>
          <text:p text:style-name="P29">over printing values for debugging.</text:p>
        </text:list-item>
      </text:list>
      <text:p text:style-name="Horizontal_20_Line"/>
      <text:h text:style-name="Heading_20_3" text:outline-level="3">✅ 7️⃣ <text:span text:style-name="Strong_20_Emphasis">Code Duplication</text:span></text:h>
      <text:list text:style-name="L19">
        <text:list-item>
          <text:p text:style-name="P30">Identify and remove duplicate logic.</text:p>
        </text:list-item>
        <text:list-item>
          <text:p text:style-name="P30">Extract common code into reusable private methods or utility classes.</text:p>
        </text:list-item>
      </text:list>
      <text:p text:style-name="Horizontal_20_Line"/>
      <text:h text:style-name="Heading_20_3" text:outline-level="3">✅ 8️⃣ <text:span text:style-name="Strong_20_Emphasis">Security Checks</text:span></text:h>
      <text:list text:style-name="L20">
        <text:list-item>
          <text:p text:style-name="P31">Validate that sensitive endpoints are secured.</text:p>
        </text:list-item>
        <text:list-item>
          <text:p text:style-name="P31">Check for <text:span text:style-name="Strong_20_Emphasis">SQL Injection</text:span>, <text:span text:style-name="Strong_20_Emphasis">XSS</text:span>, and <text:span text:style-name="Strong_20_Emphasis">CSRF</text:span> protections.</text:p>
        </text:list-item>
        <text:list-item>
          <text:p text:style-name="P31"><text:soft-page-break/>Make sure passwords are never logged or exposed.</text:p>
        </text:list-item>
      </text:list>
      <text:p text:style-name="Horizontal_20_Line"/>
      <text:h text:style-name="Heading_20_3" text:outline-level="3">✅ 9️⃣ <text:span text:style-name="Strong_20_Emphasis">Logging Best Practices</text:span></text:h>
      <text:list text:style-name="L21">
        <text:list-item>
          <text:p text:style-name="P32">Log meaningful, structured messages.</text:p>
        </text:list-item>
        <text:list-item>
          <text:p text:style-name="P32">Use proper log levels: <text:span text:style-name="Source_20_Text">INFO</text:span>, <text:span text:style-name="Source_20_Text">DEBUG</text:span>, <text:span text:style-name="Source_20_Text">WARN</text:span>, <text:span text:style-name="Source_20_Text">ERROR</text:span>.</text:p>
        </text:list-item>
        <text:list-item>
          <text:p text:style-name="P32">Never log sensitive information like passwords or tokens.</text:p>
        </text:list-item>
      </text:list>
      <text:p text:style-name="Horizontal_20_Line"/>
      <text:h text:style-name="Heading_20_3" text:outline-level="3">✅ 🔥 10️⃣ <text:span text:style-name="Strong_20_Emphasis">Performance Awareness</text:span></text:h>
      <text:list text:style-name="L22">
        <text:list-item>
          <text:p text:style-name="P33">Watch out for:</text:p>
          <text:list>
            <text:list-item>
              <text:p text:style-name="P33">Unnecessary database queries (<text:span text:style-name="Source_20_Text">N+1</text:span> problem).</text:p>
            </text:list-item>
            <text:list-item>
              <text:p text:style-name="P33">Large object creation in loops.</text:p>
            </text:list-item>
            <text:list-item>
              <text:p text:style-name="P33">Blocking calls in asynchronous methods.</text:p>
            </text:list-item>
          </text:list>
        </text:list-item>
      </text:list>
      <text:p text:style-name="Horizontal_20_Line"/>
      <text:h text:style-name="Heading_20_3" text:outline-level="3">🏆 <text:span text:style-name="Strong_20_Emphasis">BONUS: Spring Boot Specific</text:span></text:h>
      <text:list text:style-name="L23">
        <text:list-item>
          <text:p text:style-name="P34"><text:span text:style-name="Source_20_Text">@Autowired</text:span> should favor <text:span text:style-name="Strong_20_Emphasis">constructor injection</text:span> over field injection.</text:p>
        </text:list-item>
        <text:list-item>
          <text:p text:style-name="P34">Use <text:span text:style-name="Source_20_Text">@Value</text:span> and <text:span text:style-name="Source_20_Text">@ConfigurationProperties</text:span> for config values.</text:p>
        </text:list-item>
        <text:list-item>
          <text:p text:style-name="P34">Avoid business logic in Controllers — push it to Service layer.</text:p>
        </text:list-item>
      </text:list>
      <text:p text:style-name="Horizontal_20_Line"/>
      <text:h text:style-name="Heading_20_3" text:outline-level="3">💡 <text:span text:style-name="Strong_20_Emphasis">Code Review Checklist — Quick Summary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opic</text:p>
            </table:table-cell>
            <table:table-cell table:style-name="Table1.A1" office:value-type="string">
              <text:p text:style-name="Table_20_Heading">Check</text:p>
            </table:table-cell>
          </table:table-row>
        </table:table-header-rows>
        <table:table-row>
          <table:table-cell table:style-name="Table1.A1" office:value-type="string">
            <text:p text:style-name="Table_20_Contents">✅ Readability</text:p>
          </table:table-cell>
          <table:table-cell table:style-name="Table1.A1" office:value-type="string">
            <text:p text:style-name="Table_20_Contents">Clear, descriptive names.</text:p>
          </table:table-cell>
        </table:table-row>
        <table:table-row>
          <table:table-cell table:style-name="Table1.A1" office:value-type="string">
            <text:p text:style-name="Table_20_Contents">✅ Java Conventions</text:p>
          </table:table-cell>
          <table:table-cell table:style-name="Table1.A1" office:value-type="string">
            <text:p text:style-name="Table_20_Contents">Correct naming, style guide.</text:p>
          </table:table-cell>
        </table:table-row>
        <table:table-row>
          <table:table-cell table:style-name="Table1.A1" office:value-type="string">
            <text:p text:style-name="Table_20_Contents">✅ SOLID Principles</text:p>
          </table:table-cell>
          <table:table-cell table:style-name="Table1.A1" office:value-type="string">
            <text:p text:style-name="Table_20_Contents">Good class responsibility split.</text:p>
          </table:table-cell>
        </table:table-row>
        <table:table-row>
          <table:table-cell table:style-name="Table1.A1" office:value-type="string">
            <text:p text:style-name="Table_20_Contents">✅ Error Handling</text:p>
          </table:table-cell>
          <table:table-cell table:style-name="Table1.A1" office:value-type="string">
            <text:p text:style-name="Table_20_Contents">Proper exception use.</text:p>
          </table:table-cell>
        </table:table-row>
        <table:table-row>
          <table:table-cell table:style-name="Table1.A1" office:value-type="string">
            <text:p text:style-name="Table_20_Contents">✅ Null Safety</text:p>
          </table:table-cell>
          <table:table-cell table:style-name="Table1.A1" office:value-type="string">
            <text:p text:style-name="Table_20_Contents">Use <text:span text:style-name="Source_20_Text">Optional</text:span> where needed.</text:p>
          </table:table-cell>
        </table:table-row>
        <table:table-row>
          <table:table-cell table:style-name="Table1.A1" office:value-type="string">
            <text:p text:style-name="Table_20_Contents">✅ Tests</text:p>
          </table:table-cell>
          <table:table-cell table:style-name="Table1.A1" office:value-type="string">
            <text:p text:style-name="Table_20_Contents">Unit &amp; integration tests exist.</text:p>
          </table:table-cell>
        </table:table-row>
        <table:table-row>
          <table:table-cell table:style-name="Table1.A1" office:value-type="string">
            <text:p text:style-name="Table_20_Contents">✅ Duplicates</text:p>
          </table:table-cell>
          <table:table-cell table:style-name="Table1.A1" office:value-type="string">
            <text:p text:style-name="Table_20_Contents">No copy-paste logic.</text:p>
          </table:table-cell>
        </table:table-row>
        <table:table-row>
          <table:table-cell table:style-name="Table1.A1" office:value-type="string">
            <text:p text:style-name="Table_20_Contents">✅ Security</text:p>
          </table:table-cell>
          <table:table-cell table:style-name="Table1.A1" office:value-type="string">
            <text:p text:style-name="Table_20_Contents">Validate auth, input, logs.</text:p>
          </table:table-cell>
        </table:table-row>
        <table:table-row>
          <table:table-cell table:style-name="Table1.A1" office:value-type="string">
            <text:p text:style-name="Table_20_Contents">✅ Logging</text:p>
          </table:table-cell>
          <table:table-cell table:style-name="Table1.A1" office:value-type="string">
            <text:p text:style-name="Table_20_Contents">Clean logs, no sensitive info.</text:p>
          </table:table-cell>
        </table:table-row>
        <table:table-row>
          <table:table-cell table:style-name="Table1.A1" office:value-type="string">
            <text:p text:style-name="Table_20_Contents">✅ Performance</text:p>
          </table:table-cell>
          <table:table-cell table:style-name="Table1.A1" office:value-type="string">
            <text:p text:style-name="Table_20_Contents">Watch for bottlenecks.</text:p>
          </table:table-cell>
        </table:table-row>
      </table:table>
      <text:p text:style-name="Text_20_body"/>
      <text:h text:style-name="Heading_20_1" text:outline-level="1"><text:soft-page-break/></text:h>
      <text:h text:style-name="Heading_20_1" text:outline-level="1"/>
      <text:h text:style-name="Heading_20_1" text:outline-level="1">✅ <text:span text:style-name="Strong_20_Emphasis">Java Code Review Checklist</text:span></text:h>
      <text:p text:style-name="Horizontal_20_Line"/>
      <text:h text:style-name="Heading_20_2" text:outline-level="2">💡 <text:span text:style-name="Strong_20_Emphasis">1️⃣ Code Readability &amp; Clean Code</text:span></text:h>
      <text:list text:style-name="L1">
        <text:list-item>
          <text:p text:style-name="P12">Descriptive and meaningful variable, method, and class names.</text:p>
        </text:list-item>
        <text:list-item>
          <text:p text:style-name="P12">Consistent indentation and formatting.</text:p>
        </text:list-item>
        <text:list-item>
          <text:p text:style-name="P12">Avoid deep nesting (keep methods small and clean).</text:p>
        </text:list-item>
        <text:list-item>
          <text:p text:style-name="P12">Avoid magic numbers — use constants or enums.</text:p>
        </text:list-item>
      </text:list>
      <text:p text:style-name="Horizontal_20_Line"/>
      <text:h text:style-name="Heading_20_2" text:outline-level="2">💡 <text:span text:style-name="Strong_20_Emphasis">2️⃣ Java Coding Conventions</text:span></text:h>
      <text:list text:style-name="L2">
        <text:list-item>
          <text:p text:style-name="P13">Class names: <text:span text:style-name="Source_20_Text">PascalCase</text:span>.</text:p>
        </text:list-item>
        <text:list-item>
          <text:p text:style-name="P13">Method and variable names: <text:span text:style-name="Source_20_Text">camelCase</text:span>.</text:p>
        </text:list-item>
        <text:list-item>
          <text:p text:style-name="P13">Constants: <text:span text:style-name="Source_20_Text">UPPER_SNAKE_CASE</text:span>.</text:p>
        </text:list-item>
        <text:list-item>
          <text:p text:style-name="P13">Packages: <text:span text:style-name="Source_20_Text">lowercase.without.underscore</text:span>.</text:p>
        </text:list-item>
      </text:list>
      <text:p text:style-name="Horizontal_20_Line"/>
      <text:h text:style-name="Heading_20_2" text:outline-level="2">💡 <text:span text:style-name="Strong_20_Emphasis">3️⃣ SOLID &amp; OOP Principles</text:span></text:h>
      <text:list text:style-name="L3">
        <text:list-item>
          <text:p text:style-name="P14">Single Responsibility Principle: Each class has one job.</text:p>
        </text:list-item>
        <text:list-item>
          <text:p text:style-name="P14">Open/Closed Principle: Code is open for extension, closed for modification.</text:p>
        </text:list-item>
        <text:list-item>
          <text:p text:style-name="P14">Interface Segregation: Interfaces are client-specific.</text:p>
        </text:list-item>
        <text:list-item>
          <text:p text:style-name="P14">Dependency Injection used appropriately.</text:p>
        </text:list-item>
        <text:list-item>
          <text:p text:style-name="P14">Reuse through composition over inheritance.</text:p>
        </text:list-item>
      </text:list>
      <text:p text:style-name="Horizontal_20_Line"/>
      <text:h text:style-name="Heading_20_2" text:outline-level="2">💡 <text:span text:style-name="Strong_20_Emphasis">4️⃣ Error Handling</text:span></text:h>
      <text:list text:style-name="L4">
        <text:list-item>
          <text:p text:style-name="P15">Exceptions are caught and handled properly.</text:p>
        </text:list-item>
        <text:list-item>
          <text:p text:style-name="P15">Custom exceptions used where applicable.</text:p>
        </text:list-item>
        <text:list-item>
          <text:p text:style-name="P15">Meaningful error messages and logging.</text:p>
        </text:list-item>
        <text:list-item>
          <text:p text:style-name="P15"><text:soft-page-break/>Avoid empty catch blocks.</text:p>
        </text:list-item>
      </text:list>
      <text:p text:style-name="Horizontal_20_Line"/>
      <text:h text:style-name="Heading_20_2" text:outline-level="2">💡 <text:span text:style-name="Strong_20_Emphasis">5️⃣ Null Safety</text:span></text:h>
      <text:list text:style-name="L5">
        <text:list-item>
          <text:p text:style-name="P16">Proper null checks or usage of <text:span text:style-name="Source_20_Text">Optional</text:span>.</text:p>
        </text:list-item>
        <text:list-item>
          <text:p text:style-name="P16">Defensive programming against <text:span text:style-name="Source_20_Text">NullPointerException</text:span>.</text:p>
        </text:list-item>
        <text:list-item>
          <text:p text:style-name="P16">External input is validated.</text:p>
        </text:list-item>
      </text:list>
      <text:p text:style-name="Horizontal_20_Line"/>
      <text:h text:style-name="Heading_20_2" text:outline-level="2">💡 <text:span text:style-name="Strong_20_Emphasis">6️⃣ Unit &amp; Integration Tests</text:span></text:h>
      <text:list text:style-name="L6">
        <text:list-item>
          <text:p text:style-name="P17">Tests cover business logic, edge cases, and failure paths.</text:p>
        </text:list-item>
        <text:list-item>
          <text:p text:style-name="P17">Test names are clear and descriptive.</text:p>
        </text:list-item>
        <text:list-item>
          <text:p text:style-name="P17">Avoid hardcoded data in tests.</text:p>
        </text:list-item>
        <text:list-item>
          <text:p text:style-name="P17">Proper use of mocks and stubs.</text:p>
        </text:list-item>
      </text:list>
      <text:p text:style-name="Horizontal_20_Line"/>
      <text:h text:style-name="Heading_20_2" text:outline-level="2">💡 <text:span text:style-name="Strong_20_Emphasis">7️⃣ Code Duplication</text:span></text:h>
      <text:list text:style-name="L7">
        <text:list-item>
          <text:p text:style-name="P18">No repeated code blocks.</text:p>
        </text:list-item>
        <text:list-item>
          <text:p text:style-name="P18">Common logic is refactored into reusable methods or components.</text:p>
        </text:list-item>
      </text:list>
      <text:p text:style-name="Horizontal_20_Line"/>
      <text:h text:style-name="Heading_20_2" text:outline-level="2">💡 <text:span text:style-name="Strong_20_Emphasis">8️⃣ Security</text:span></text:h>
      <text:list text:style-name="L8">
        <text:list-item>
          <text:p text:style-name="P19">User inputs are validated and sanitized.</text:p>
        </text:list-item>
        <text:list-item>
          <text:p text:style-name="P19">Sensitive data is not logged.</text:p>
        </text:list-item>
        <text:list-item>
          <text:p text:style-name="P19">Proper authentication and authorization checks.</text:p>
        </text:list-item>
        <text:list-item>
          <text:p text:style-name="P19">CSRF, XSS, SQL Injection protections are in place.</text:p>
        </text:list-item>
        <text:list-item>
          <text:p text:style-name="P19">Secrets (keys, passwords) are never hardcoded.</text:p>
        </text:list-item>
      </text:list>
      <text:p text:style-name="Horizontal_20_Line"/>
      <text:h text:style-name="Heading_20_2" text:outline-level="2">💡 <text:span text:style-name="Strong_20_Emphasis">9️⃣ Logging</text:span></text:h>
      <text:list text:style-name="L9">
        <text:list-item>
          <text:p text:style-name="P20">Logs provide meaningful, structured information.</text:p>
        </text:list-item>
        <text:list-item>
          <text:p text:style-name="P20">Proper use of log levels (<text:span text:style-name="Source_20_Text">DEBUG</text:span>, <text:span text:style-name="Source_20_Text">INFO</text:span>, <text:span text:style-name="Source_20_Text">WARN</text:span>, <text:span text:style-name="Source_20_Text">ERROR</text:span>).</text:p>
        </text:list-item>
        <text:list-item>
          <text:p text:style-name="P20">Sensitive data is not printed in logs.</text:p>
        </text:list-item>
        <text:list-item>
          <text:p text:style-name="P20">Avoid <text:span text:style-name="Source_20_Text">System.out.println()</text:span> in production code.</text:p>
        </text:list-item>
      </text:list>
      <text:p text:style-name="Horizontal_20_Line"><text:soft-page-break/></text:p>
      <text:h text:style-name="Heading_20_2" text:outline-level="2">💡 <text:span text:style-name="Strong_20_Emphasis">🔄 10️⃣ Performance &amp; Scalability</text:span></text:h>
      <text:list text:style-name="L10">
        <text:list-item>
          <text:p text:style-name="P21">Avoid unnecessary object creation.</text:p>
        </text:list-item>
        <text:list-item>
          <text:p text:style-name="P21">Efficient use of collections and loops.</text:p>
        </text:list-item>
        <text:list-item>
          <text:p text:style-name="P21">Database queries optimized to prevent N+1 problems.</text:p>
        </text:list-item>
        <text:list-item>
          <text:p text:style-name="P21">Asynchronous processing is used where applicable.</text:p>
        </text:list-item>
      </text:list>
      <text:p text:style-name="Horizontal_20_Line"/>
      <text:h text:style-name="Heading_20_2" text:outline-level="2">💡 <text:span text:style-name="Strong_20_Emphasis">11️⃣ Dependency Management</text:span></text:h>
      <text:list text:style-name="L11">
        <text:list-item>
          <text:p text:style-name="P22">Only necessary dependencies are included in <text:span text:style-name="Source_20_Text">pom.xml</text:span> or <text:span text:style-name="Source_20_Text">build.gradle</text:span>.</text:p>
        </text:list-item>
        <text:list-item>
          <text:p text:style-name="P22">Dependencies are up-to-date and secure.</text:p>
        </text:list-item>
        <text:list-item>
          <text:p text:style-name="P22">Avoid conflicting versions.</text:p>
        </text:list-item>
      </text:list>
      <text:p text:style-name="Horizontal_20_Line"/>
      <text:h text:style-name="Heading_20_2" text:outline-level="2">💡 <text:span text:style-name="Strong_20_Emphasis">12️⃣ Microservice Specific (Spring Boot)</text:span></text:h>
      <text:list text:style-name="L12">
        <text:list-item>
          <text:p text:style-name="P23">Controller is thin; business logic in services.</text:p>
        </text:list-item>
        <text:list-item>
          <text:p text:style-name="P23">Use of constructor injection instead of field injection.</text:p>
        </text:list-item>
        <text:list-item>
          <text:p text:style-name="P23">Proper REST API status codes.</text:p>
        </text:list-item>
        <text:list-item>
          <text:p text:style-name="P23">Configuration values externalized using <text:span text:style-name="Source_20_Text">@Value</text:span> or <text:span text:style-name="Source_20_Text">@ConfigurationProperties</text:span>.</text:p>
        </text:list-item>
        <text:list-item>
          <text:p text:style-name="P23">Health checks and metrics enabled (<text:span text:style-name="Source_20_Text">/actuator</text:span>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2:37:46.380249136</meta:creation-date>
    <dc:date>2025-04-14T22:40:56.877908880</dc:date>
    <meta:editing-duration>PT3M44S</meta:editing-duration>
    <meta:editing-cycles>1</meta:editing-cycles>
    <meta:document-statistic meta:table-count="1" meta:image-count="0" meta:object-count="0" meta:page-count="6" meta:paragraph-count="158" meta:word-count="842" meta:character-count="5207" meta:non-whitespace-character-count="4605"/>
    <meta:generator>LibreOffice/24.2.7.2$Linux_X86_64 LibreOffice_project/420$Build-2</meta:generator>
  </office:meta>
</office:document-meta>
</file>